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d" svg:font-family="Monospaced"/>
    <style:font-face style:name="Monospaced1" svg:font-family="Monospaced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64ae64" style:font-name="Monospaced1" fo:font-size="7pt" fo:font-style="normal" style:font-size-asian="7pt" style:font-size-complex="7pt"/>
    </style:style>
    <style:style style:name="P2" style:family="paragraph" style:parent-style-name="Preformatted_20_Text">
      <style:text-properties fo:font-variant="normal" fo:text-transform="none" style:font-name="Monospaced1" fo:font-size="7pt" style:font-size-asian="7pt" style:font-size-complex="7pt"/>
    </style:style>
    <style:style style:name="P3" style:family="paragraph" style:parent-style-name="Preformatted_20_Text">
      <style:text-properties style:font-name="Monospaced1" fo:font-size="7pt" style:font-size-asian="7pt" style:font-size-complex="7pt"/>
    </style:style>
    <style:style style:name="T1" style:family="text">
      <style:text-properties fo:color="#b01813" fo:font-style="normal"/>
    </style:style>
    <style:style style:name="T2" style:family="text">
      <style:text-properties fo:color="#4a55db" fo:font-style="normal"/>
    </style:style>
    <style:style style:name="T3" style:family="text">
      <style:text-properties fo:color="#834310" fo:font-style="normal"/>
    </style:style>
    <style:style style:name="T4" style:family="text">
      <style:text-properties fo:color="#000000" fo:font-style="normal"/>
    </style:style>
    <style:style style:name="T5" style:family="text">
      <style:text-properties fo:color="#000000" fo:font-style="normal" style:text-underline-style="solid" style:text-underline-width="auto" style:text-underline-color="font-color"/>
    </style:style>
    <style:style style:name="T6" style:family="text">
      <style:text-properties fo:color="#5c5c5c" fo:font-style="normal"/>
    </style:style>
    <style:style style:name="T7" style:family="text">
      <style:text-properties fo:font-style="normal"/>
    </style:style>
    <style:style style:name="T8" style:family="text">
      <style:text-properties fo:color="#64ae64"/>
    </style:style>
    <style:style style:name="T9" style:family="text">
      <style:text-properties fo:color="#64ae64" fo:font-style="normal"/>
    </style:style>
    <style:style style:name="T10" style:family="text">
      <style:text-properties fo:color="#bc8f8f" fo:font-style="normal"/>
    </style:style>
    <style:style style:name="T11" style:family="text">
      <style:text-properties fo:color="#ae5cb0" fo:font-style="normal" style:text-underline-style="solid" style:text-underline-width="auto" style:text-underline-color="font-color"/>
    </style:style>
    <style:style style:name="T12" style:family="text">
      <style:text-properties fo:color="#ffaa00" fo:font-style="normal"/>
    </style:style>
    <style:style style:name="T13" style:family="text">
      <style:text-properties fo:color="#aaaaaa" fo:font-style="normal"/>
    </style:style>
    <style:style style:name="T14" style:family="text">
      <style:text-properties fo:color="#32b9b9" fo:font-style="normal"/>
    </style:style>
    <style:style style:name="T15" style:family="text">
      <style:text-properties fo:font-variant="normal" fo:text-transform="none"/>
    </style:style>
    <style:style style:name="T16" style:family="text">
      <style:text-properties fo:font-variant="normal" fo:text-transform="none" fo:color="#834310" fo:font-style="normal"/>
    </style:style>
    <style:style style:name="T17" style:family="text">
      <style:text-properties fo:font-variant="normal" fo:text-transform="none" fo:color="#5c5c5c" fo:font-style="normal"/>
    </style:style>
    <style:style style:name="T18" style:family="text">
      <style:text-properties fo:font-variant="normal" fo:text-transform="none" fo:color="#32b9b9" fo:font-style="normal"/>
    </style:style>
    <style:style style:name="T19" style:family="text">
      <style:text-properties fo:font-variant="normal" fo:text-transform="none" fo:color="#4a55db" fo:font-style="normal"/>
    </style:style>
    <style:style style:name="T20" style:family="text">
      <style:text-properties fo:font-variant="normal" fo:text-transform="none" fo:color="#4a55db" style:font-name="Monospaced1" fo:font-size="7pt" fo:font-style="normal" style:font-size-asian="7pt" style:font-size-complex="7pt"/>
    </style:style>
    <style:style style:name="T21" style:family="text">
      <style:text-properties fo:font-variant="normal" fo:text-transform="none" fo:color="#000000" fo:font-style="normal"/>
    </style:style>
    <style:style style:name="T22" style:family="text">
      <style:text-properties fo:font-variant="normal" fo:text-transform="none" fo:color="#000000" fo:font-style="normal" style:text-underline-style="solid" style:text-underline-width="auto" style:text-underline-color="font-color"/>
    </style:style>
    <style:style style:name="T23" style:family="text">
      <style:text-properties fo:font-variant="normal" fo:text-transform="none" fo:font-style="normal"/>
    </style:style>
    <style:style style:name="T24" style:family="text">
      <style:text-properties fo:font-variant="normal" fo:text-transform="none" fo:color="#bc8f8f" fo:font-style="normal"/>
    </style:style>
    <style:style style:name="T25" style:family="text">
      <style:text-properties fo:font-variant="normal" fo:text-transform="none" fo:color="#64ae64" fo:font-style="normal"/>
    </style:style>
    <style:style style:name="T26" style:family="text">
      <style:text-properties fo:font-variant="normal" fo:text-transform="none" fo:color="#ae5cb0" fo:font-style="normal" style:text-underline-style="solid" style:text-underline-width="auto" style:text-underline-color="font-color"/>
    </style:style>
    <style:style style:name="T27" style:family="text">
      <style:text-properties fo:font-variant="normal" fo:text-transform="none" fo:color="#ffaa00" fo:font-style="normal"/>
    </style:style>
    <style:style style:name="T28" style:family="text">
      <style:text-properties fo:font-variant="normal" fo:text-transform="none" fo:color="#b01813" fo:font-style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5"><text:s text:c="2"/></text:span><text:span text:style-name="T28">function</text:span><text:span text:style-name="T23"> </text:span><text:span text:style-name="T19">[</text:span><text:span text:style-name="T16">sim</text:span><text:span text:style-name="T21">, </text:span><text:span text:style-name="T16">finished</text:span><text:span text:style-name="T21">, </text:span><text:span text:style-name="T16">outlist</text:span><text:span text:style-name="T21">, </text:span><text:span text:style-name="T16">userdata</text:span><text:span text:style-name="T19">]</text:span><text:span text:style-name="T17">=</text:span><text:span text:style-name="T22">experiment</text:span><text:span text:style-name="T19">(</text:span><text:span text:style-name="T16">sim</text:span><text:span text:style-name="T21">, </text:span><text:span text:style-name="T16">ev</text:span><text:span text:style-name="T21">, </text:span><text:span text:style-name="T16">inlist</text:span><text:span text:style-name="T21">, </text:span><text:span text:style-name="T16">userdata</text:span><text:span text:style-name="T19">)</text:span></text:p>
      <text:p text:style-name="P2"><text:s text:c="6"/><text:span text:style-name="T9">// Do the experiment; collect e.g. data to a shared memory</text:span></text:p>
      <text:p text:style-name="P2"><text:s text:c="6"/><text:span text:style-name="T3">AccGyro</text:span><text:span text:style-name="T7"> </text:span><text:span text:style-name="T6">=</text:span><text:span text:style-name="T7"> </text:span><text:span text:style-name="T3">inlist</text:span><text:span text:style-name="T2">(</text:span><text:span text:style-name="T10">1</text:span><text:span text:style-name="T2">)</text:span><text:span text:style-name="T4">;</text:span></text:p>
      <text:p text:style-name="P2"><text:s text:c="6"/><text:span text:style-name="T2">[</text:span><text:span text:style-name="T3">sim</text:span><text:span text:style-name="T2">]</text:span><text:span text:style-name="T7"> </text:span><text:span text:style-name="T6">=</text:span><text:span text:style-name="T7"> </text:span><text:span text:style-name="T11">ld_printf</text:span><text:span text:style-name="T2">(</text:span><text:span text:style-name="T3">sim</text:span><text:span text:style-name="T4">,</text:span><text:span text:style-name="T7"> </text:span><text:span text:style-name="T10">0</text:span><text:span text:style-name="T4">,</text:span><text:span text:style-name="T7"> </text:span><text:span text:style-name="T3">AccGyro</text:span><text:span text:style-name="T4">,</text:span><text:span text:style-name="T7"> </text:span><text:span text:style-name="T10">"Collecting data ... "</text:span><text:span text:style-name="T4">,</text:span><text:span text:style-name="T7"> </text:span><text:span text:style-name="T10">6</text:span><text:span text:style-name="T2">)</text:span><text:span text:style-name="T4">;</text:span></text:p>
      <text:p text:style-name="P3"><text:span text:style-name="T15"><text:s text:c="6"/></text:span><text:span text:style-name="T25">// ...</text:span><text:span text:style-name="T15"> </text:span></text:p>
      <text:p text:style-name="P3"><text:span text:style-name="T15"><text:s text:c="6"/></text:span><text:span text:style-name="T16">outlist</text:span><text:span text:style-name="T17">=</text:span><text:span text:style-name="T18">list</text:span><text:span text:style-name="T19">(</text:span><text:span text:style-name="T21">out</text:span><text:span text:style-name="T19">)</text:span><text:span text:style-name="T21">;</text:span></text:p>
      <text:p text:style-name="P2"><text:s text:c="2"/><text:span text:style-name="T1">endfunction</text:span></text:p>
      <text:p text:style-name="P3"/>
      <text:p text:style-name="P2"><text:s text:c="2"/><text:span text:style-name="T1">function</text:span><text:span text:style-name="T7"> </text:span><text:span text:style-name="T2">[</text:span><text:span text:style-name="T3">sim</text:span><text:span text:style-name="T4">, </text:span><text:span text:style-name="T3">outlist</text:span><text:span text:style-name="T4">, </text:span><text:span text:style-name="T3">userdata</text:span><text:span text:style-name="T2">]</text:span><text:span text:style-name="T6">=</text:span><text:span text:style-name="T5">whileComputing</text:span><text:span text:style-name="T2">(</text:span><text:span text:style-name="T3">sim</text:span><text:span text:style-name="T4">, </text:span><text:span text:style-name="T3">ev</text:span><text:span text:style-name="T4">, </text:span><text:span text:style-name="T3">inlist</text:span><text:span text:style-name="T4">, </text:span><text:span text:style-name="T3">userdata</text:span><text:span text:style-name="T2">)</text:span></text:p>
      <text:p text:style-name="P2"><text:s text:c="6"/><text:span text:style-name="T9">// While the computation is running this is called regularly</text:span></text:p>
      <text:p text:style-name="P2"><text:s text:c="6"/><text:span text:style-name="T2">[</text:span><text:span text:style-name="T3">sim</text:span><text:span text:style-name="T4">,</text:span><text:span text:style-name="T7"> </text:span><text:span text:style-name="T4">out</text:span><text:span text:style-name="T2">]</text:span><text:span text:style-name="T7"> </text:span><text:span text:style-name="T6">=</text:span><text:span text:style-name="T7"> </text:span><text:span text:style-name="T11">ld_const</text:span><text:span text:style-name="T2">(</text:span><text:span text:style-name="T3">sim</text:span><text:span text:style-name="T4">,</text:span><text:span text:style-name="T7"> </text:span><text:span text:style-name="T3">ev</text:span><text:span text:style-name="T4">,</text:span><text:span text:style-name="T7"> </text:span><text:span text:style-name="T10">0</text:span><text:span text:style-name="T2">)</text:span><text:span text:style-name="T4">;</text:span></text:p>
      <text:p text:style-name="P2"><text:s text:c="6"/><text:span text:style-name="T3">outlist</text:span><text:span text:style-name="T6">=</text:span><text:span text:style-name="T14">list</text:span><text:span text:style-name="T2">(</text:span><text:span text:style-name="T4">out</text:span><text:span text:style-name="T2">)</text:span><text:span text:style-name="T4">;</text:span></text:p>
      <text:p text:style-name="P2"><text:s text:c="2"/><text:span text:style-name="T1">endfunction</text:span></text:p>
      <text:p text:style-name="P3"/>
      <text:p text:style-name="P2"><text:s text:c="2"/><text:span text:style-name="T1">function</text:span><text:span text:style-name="T7"> </text:span><text:span text:style-name="T2">[</text:span><text:span text:style-name="T3">sim</text:span><text:span text:style-name="T4">, </text:span><text:span text:style-name="T3">outlist</text:span><text:span text:style-name="T4">, </text:span><text:span text:style-name="T3">userdata</text:span><text:span text:style-name="T2">]</text:span><text:span text:style-name="T6">=</text:span><text:span text:style-name="T5">whileIdle</text:span><text:span text:style-name="T2">(</text:span><text:span text:style-name="T3">sim</text:span><text:span text:style-name="T4">, </text:span><text:span text:style-name="T3">ev</text:span><text:span text:style-name="T4">, </text:span><text:span text:style-name="T3">inlist</text:span><text:span text:style-name="T4">, </text:span><text:span text:style-name="T3">userdata</text:span><text:span text:style-name="T2">)</text:span></text:p>
      <text:p text:style-name="P2"><text:s text:c="6"/><text:span text:style-name="T9">// When no calibration or computation is active</text:span></text:p>
      <text:p text:style-name="P3"><text:span text:style-name="T15"><text:s text:c="6"/></text:span><text:span text:style-name="T21">AccGyro</text:span><text:span text:style-name="T23"> </text:span><text:span text:style-name="T17">=</text:span><text:span text:style-name="T23"> </text:span><text:span text:style-name="T16">inlist</text:span><text:span text:style-name="T19">(</text:span><text:span text:style-name="T24">1</text:span><text:span text:style-name="T19">)</text:span><text:span text:style-name="T21">;</text:span></text:p>
      <text:p text:style-name="P2"><text:s text:c="6"/><text:span text:style-name="T2">[</text:span><text:span text:style-name="T3">sim</text:span><text:span text:style-name="T4">,</text:span><text:span text:style-name="T7"> </text:span><text:span text:style-name="T4">out</text:span><text:span text:style-name="T2">]</text:span><text:span text:style-name="T7"> </text:span><text:span text:style-name="T6">=</text:span><text:span text:style-name="T7"> </text:span><text:span text:style-name="T11">ld_const</text:span><text:span text:style-name="T2">(</text:span><text:span text:style-name="T3">sim</text:span><text:span text:style-name="T4">,</text:span><text:span text:style-name="T7"> </text:span><text:span text:style-name="T3">ev</text:span><text:span text:style-name="T4">,</text:span><text:span text:style-name="T7"> </text:span><text:span text:style-name="T10">0</text:span><text:span text:style-name="T2">)</text:span><text:span text:style-name="T4">;</text:span></text:p>
      <text:p text:style-name="P2"><text:s text:c="6"/><text:span text:style-name="T3">outlist</text:span><text:span text:style-name="T6">=</text:span><text:span text:style-name="T14">list</text:span><text:span text:style-name="T2">(</text:span><text:span text:style-name="T4">out</text:span><text:span text:style-name="T2">)</text:span><text:span text:style-name="T4">;</text:span></text:p>
      <text:p text:style-name="P2"><text:s text:c="2"/><text:span text:style-name="T1">endfunction</text:span></text:p>
      <text:p text:style-name="P3"/>
      <text:p text:style-name="P2"><text:s text:c="2"/><text:span text:style-name="T1">function</text:span><text:span text:style-name="T7"> </text:span><text:span text:style-name="T2">[</text:span><text:span text:style-name="T3">sim</text:span><text:span text:style-name="T4">, </text:span><text:span text:style-name="T3">CalibrationOk</text:span><text:span text:style-name="T4">, </text:span><text:span text:style-name="T3">userdata</text:span><text:span text:style-name="T2">]</text:span><text:span text:style-name="T6">=</text:span><text:span text:style-name="T5">evaluation</text:span><text:span text:style-name="T2">(</text:span><text:span text:style-name="T3">sim</text:span><text:span text:style-name="T4">, </text:span><text:span text:style-name="T3">userdata</text:span><text:span text:style-name="T2">)</text:span></text:p>
      <text:p text:style-name="P2"><text:s text:c="6"/><text:span text:style-name="T9">// Will run in a thread in background execution mode. Only one time step is executed here.</text:span></text:p>
      <text:p text:style-name="P2"><text:s text:c="6"/><text:span text:style-name="T9">// ...</text:span></text:p>
      <text:p text:style-name="P2"><text:s text:c="6"/><text:span text:style-name="T9">// Embedded e.g. a Scilab script that will be called once to perform the calibration </text:span></text:p>
      <text:p text:style-name="P2"><text:s text:c="6"/><text:span text:style-name="T2">[</text:span><text:span text:style-name="T4">sim,</text:span><text:span text:style-name="T7"> </text:span><text:span text:style-name="T4">Calibration</text:span><text:span text:style-name="T2">]</text:span><text:span text:style-name="T7"> </text:span><text:span text:style-name="T6">=</text:span><text:span text:style-name="T7"> </text:span><text:span text:style-name="T11">ld_scilab2</text:span><text:span text:style-name="T2">(</text:span><text:span text:style-name="T4">sim,</text:span><text:span text:style-name="T7"> </text:span><text:span text:style-name="T10">0</text:span><text:span text:style-name="T4">,</text:span><text:span text:style-name="T7"> </text:span><text:span text:style-name="T4">in</text:span><text:span text:style-name="T6">=</text:span><text:span text:style-name="T4">CombinedData,</text:span><text:span text:style-name="T7"> </text:span><text:span text:style-name="T4">comp_fn</text:span><text:span text:style-name="T6">=</text:span><text:span text:style-name="T5">scilab_comp_fn</text:span><text:span text:style-name="T4">,</text:span><text:span text:style-name="T7"> </text:span><text:span text:style-name="T4">include_scilab_fns</text:span><text:span text:style-name="T6">=</text:span><text:span text:style-name="T14">list</text:span><text:span text:style-name="T2">()</text:span><text:span text:style-name="T4">,</text:span></text:p>
      <text:p text:style-name="P3"><text:span text:style-name="T23"><text:s text:c="46"/></text:span><text:span text:style-name="T21">scilab_path</text:span><text:span text:style-name="T17">=</text:span><text:span text:style-name="T24">"BUILDIN_PATH"</text:span><text:span text:style-name="T19">)</text:span><text:span text:style-name="T21">;</text:span></text:p>
      <text:p text:style-name="P2"><text:s text:c="6"/><text:span text:style-name="T9">// ...</text:span></text:p>
      <text:p text:style-name="P2"><text:s text:c="6"/><text:span text:style-name="T9">// Tell ld_AutoExperiment that the calibration was successful</text:span></text:p>
      <text:p text:style-name="P2"><text:s text:c="6"/><text:span text:style-name="T2">[</text:span><text:span text:style-name="T4">sim,</text:span><text:span text:style-name="T7"> </text:span><text:span text:style-name="T4">oneint32</text:span><text:span text:style-name="T2">]</text:span><text:span text:style-name="T7"> </text:span><text:span text:style-name="T6">=</text:span><text:span text:style-name="T7"> </text:span><text:span text:style-name="T11">ld_constvecInt32</text:span><text:span text:style-name="T2">(</text:span><text:span text:style-name="T4">sim,</text:span><text:span text:style-name="T7"> </text:span><text:span text:style-name="T10">0</text:span><text:span text:style-name="T4">,</text:span><text:span text:style-name="T7"> </text:span><text:span text:style-name="T4">vec</text:span><text:span text:style-name="T6">=</text:span><text:span text:style-name="T10">1</text:span><text:span text:style-name="T2">)</text:span></text:p>
      <text:p text:style-name="P2"><text:s text:c="6"/><text:span text:style-name="T4">CalibrationOk</text:span><text:span text:style-name="T7"> </text:span><text:span text:style-name="T6">=</text:span><text:span text:style-name="T7"> </text:span><text:span text:style-name="T4">oneint32;</text:span></text:p>
      <text:p text:style-name="P2"><text:s text:c="2"/><text:span text:style-name="T1">endfunction</text:span></text:p>
      <text:p text:style-name="P3"/>
      <text:p text:style-name="P3"><text:span text:style-name="T15"><text:s text:c="2"/></text:span><text:span text:style-name="T19">[</text:span><text:span text:style-name="T21">sim,</text:span><text:span text:style-name="T23"> </text:span><text:span text:style-name="T21">finished,</text:span><text:span text:style-name="T23"> </text:span><text:span text:style-name="T21">outlist</text:span><text:span text:style-name="T19">]</text:span><text:span text:style-name="T23"> </text:span><text:span text:style-name="T17">=</text:span><text:span text:style-name="T23"> </text:span><text:span text:style-name="T26">ld_AutoExperiment</text:span><text:span text:style-name="T19">(</text:span><text:span text:style-name="T21">sim,</text:span><text:span text:style-name="T23"> </text:span><text:span text:style-name="T21">ev,</text:span><text:span text:style-name="T23"> </text:span><text:span text:style-name="T21">inlist</text:span><text:span text:style-name="T17">=</text:span><text:span text:style-name="T18">list</text:span><text:span text:style-name="T19">(</text:span><text:span text:style-name="T21">AccGyro,</text:span><text:span text:style-name="T23"> </text:span><text:span text:style-name="T21">Ts</text:span><text:span text:style-name="T19">)</text:span><text:span text:style-name="T21">,</text:span><text:span text:style-name="T23"> </text:span><text:span text:style-name="T21">insizes</text:span><text:span text:style-name="T17">=</text:span><text:span text:style-name="T19">[</text:span><text:span text:style-name="T24">6</text:span><text:span text:style-name="T21">,</text:span><text:span text:style-name="T24">1</text:span><text:span text:style-name="T19">]</text:span><text:span text:style-name="T21">,</text:span><text:span text:style-name="T23"> </text:span><text:span text:style-name="T21">outsizes</text:span><text:span text:style-name="T17">=</text:span><text:span text:style-name="T19">[</text:span><text:span text:style-name="T24">1</text:span><text:span text:style-name="T19">]</text:span><text:span text:style-name="T21">,</text:span><text:span text:style-name="T23"> </text:span><text:span text:style-name="T27">...</text:span></text:p>
      <text:p text:style-name="P2"><text:s text:c="37"/><text:span text:style-name="T4">intypes</text:span><text:span text:style-name="T6">=</text:span><text:span text:style-name="T2">[</text:span><text:span text:style-name="T4">ORTD</text:span><text:span text:style-name="T6">.</text:span><text:span text:style-name="T13">DATATYPE_FLOAT</text:span><text:span text:style-name="T4">,ORTD</text:span><text:span text:style-name="T6">.</text:span><text:span text:style-name="T13">DATATYPE_FLOAT</text:span><text:span text:style-name="T2">]</text:span><text:span text:style-name="T4">, ...</text:span></text:p>
      <text:p text:style-name="P2"><text:span text:style-name="T4"><text:s text:c="36"/></text:span><text:span text:style-name="T7"><text:s/></text:span><text:span text:style-name="T4">outtypes</text:span><text:span text:style-name="T6">=</text:span><text:span text:style-name="T2">[</text:span><text:span text:style-name="T4">ORTD</text:span><text:span text:style-name="T6">.</text:span><text:span text:style-name="T13">DATATYPE_FLOAT</text:span><text:span text:style-name="T2">]</text:span><text:span text:style-name="T4">,</text:span><text:span text:style-name="T7"> </text:span><text:span text:style-name="T12">...</text:span></text:p>
      <text:p text:style-name="P2"><text:s text:c="37"/><text:span text:style-name="T4">ThreadPrioStruct,</text:span><text:span text:style-name="T7"> </text:span><text:span text:style-name="T5">experiment</text:span><text:span text:style-name="T4">,</text:span><text:span text:style-name="T7"> </text:span><text:span text:style-name="T5">whileComputing</text:span><text:span text:style-name="T4">,</text:span><text:span text:style-name="T7"> </text:span><text:span text:style-name="T5">evaluation</text:span><text:span text:style-name="T4">,</text:span><text:span text:style-name="T7"> </text:span><text:span text:style-name="T5">whileIdle</text:span><text:span text:style-name="T2">)</text:span><text:span text:style-name="T4">;</text:span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Monospaced" svg:font-family="Monospaced"/>
    <style:font-face style:name="Monospaced1" svg:font-family="Monospaced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Droid Sans Fallback1" style:font-size-asian="10pt" style:font-name-complex="Lohit Hind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Klauer</meta:initial-creator>
    <meta:creation-date>2014-06-01T14:01:56</meta:creation-date>
    <dc:date>2014-06-01T14:14:52</dc:date>
    <dc:creator>Christian Klauer</dc:creator>
    <meta:editing-duration>PT3M54S</meta:editing-duration>
    <meta:editing-cycles>5</meta:editing-cycles>
    <meta:generator>LibreOffice/3.5$Linux_X86_64 LibreOffice_project/350m1$Build-2</meta:generator>
    <meta:document-statistic meta:table-count="0" meta:image-count="0" meta:object-count="0" meta:page-count="1" meta:paragraph-count="33" meta:word-count="175" meta:character-count="1753" meta:non-whitespace-character-count="1314"/>
  </office:meta>
</office:document-meta>
</file>